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30000001502232F2C42533439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152cm" svg:stroke-color="#1c99e0" draw:marker-start-width="0.432cm" draw:marker-end="Arrow" draw:marker-end-width="0.533cm" draw:fill="solid" draw:textarea-vertical-align="middle" fo:padding-top="0.201cm" fo:padding-bottom="0.201cm" fo:padding-left="0.326cm" fo:padding-right="0.326cm"/>
    </style:style>
    <style:style style:name="gr2" style:family="graphic" style:parent-style-name="standard">
      <style:graphic-properties draw:stroke="dash" draw:stroke-dash="Line_20_Style_20_9" draw:fill="solid" draw:fill-color="#ffffff" draw:textarea-horizontal-align="justify" draw:textarea-vertical-align="middle" draw:auto-grow-height="false" fo:min-height="1.02cm" fo:min-width="0.77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8.64cm" fo:min-width="0.77cm"/>
    </style:style>
    <style:style style:name="gr4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3.56cm" fo:min-width="3.31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7" style:family="graphic" style:parent-style-name="standard">
      <style:graphic-properties draw:textarea-horizontal-align="justify" draw:textarea-vertical-align="middle" draw:auto-grow-height="false" fo:min-height="6.1cm" fo:min-width="0.77cm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4.199cm"/>
    </style:style>
    <style:style style:name="gr9" style:family="graphic" style:parent-style-name="standard">
      <style:graphic-properties draw:fill="solid" draw:fill-color="#00a0fc" draw:opacity="50%" draw:textarea-horizontal-align="justify" draw:textarea-vertical-align="middle" draw:auto-grow-height="false" fo:min-height="1.02cm" fo:min-width="7.12cm" draw:shadow-opacity="50%"/>
    </style:style>
    <style:style style:name="gr10" style:family="graphic" style:parent-style-name="standard">
      <style:graphic-properties draw:fill="solid" draw:fill-color="#00a0fc" draw:opacity="50%" draw:textarea-horizontal-align="justify" draw:textarea-vertical-align="middle" draw:auto-grow-height="false" fo:min-height="7.37cm" fo:min-width="0.77cm" draw:shadow-opacity="50%"/>
    </style:style>
    <style:style style:name="gr11" style:family="graphic" style:parent-style-name="standard">
      <style:graphic-properties draw:fill="solid" draw:fill-color="#00a0fc" draw:opacity="50%" draw:textarea-horizontal-align="justify" draw:textarea-vertical-align="middle" draw:auto-grow-height="false" fo:min-height="1.02cm" fo:min-width="0.77cm" draw:shadow-opacity="50%"/>
    </style:style>
    <style:style style:name="gr12" style:family="graphic" style:parent-style-name="standard">
      <style:graphic-properties draw:fill="solid" draw:fill-color="#00a0fc" draw:opacity="50%" draw:textarea-horizontal-align="justify" draw:textarea-vertical-align="middle" draw:auto-grow-height="false" fo:min-height="1.02cm" fo:min-width="2.04cm" draw:shadow-opacity="50%"/>
    </style:style>
    <style:style style:name="gr13" style:family="graphic" style:parent-style-name="standard">
      <style:graphic-properties draw:fill="solid" draw:fill-color="#00a0fc" draw:opacity="50%" draw:textarea-horizontal-align="justify" draw:textarea-vertical-align="middle" draw:auto-grow-height="false" fo:min-height="1.02cm" fo:min-width="9.66cm" draw:shadow-opacity="50%"/>
    </style:style>
    <style:style style:name="gr14" style:family="graphic" style:parent-style-name="standard">
      <style:graphic-properties draw:fill="solid" draw:fill-color="#00a0fc" draw:opacity="50%" draw:textarea-horizontal-align="justify" draw:textarea-vertical-align="middle" draw:auto-grow-height="false" fo:min-height="8.64cm" fo:min-width="0.77cm" draw:shadow-opacity="50%"/>
    </style:style>
    <style:style style:name="gr15" style:family="graphic" style:parent-style-name="standard">
      <style:graphic-properties draw:fill="solid" draw:fill-color="#fde9a9" draw:opacity="70%" draw:textarea-horizontal-align="justify" draw:textarea-vertical-align="middle" draw:auto-grow-height="false" fo:min-height="4.83cm" fo:min-width="7.12cm" draw:shadow-offset-x="0.203cm" draw:shadow-offset-y="0.203cm" draw:shadow-opacity="70%"/>
    </style:style>
    <style:style style:name="gr16" style:family="graphic" style:parent-style-name="standard">
      <style:graphic-properties draw:fill="solid" draw:fill-color="#fde9a9" draw:opacity="70%" draw:textarea-horizontal-align="justify" draw:textarea-vertical-align="middle" draw:auto-grow-height="false" fo:min-height="4.83cm" fo:min-width="2.04cm" draw:shadow-offset-x="0.203cm" draw:shadow-offset-y="0.203cm" draw:shadow-opacity="70%"/>
    </style:style>
    <style:style style:name="gr17" style:family="graphic" style:parent-style-name="standard">
      <style:graphic-properties draw:fill="solid" draw:fill-color="#fde9a9" draw:opacity="70%" draw:textarea-horizontal-align="justify" draw:textarea-vertical-align="middle" draw:auto-grow-height="false" fo:min-height="2.29cm" fo:min-width="4.58cm" draw:shadow-offset-x="0.203cm" draw:shadow-offset-y="0.203cm" draw:shadow-opacity="70%"/>
    </style:style>
    <style:style style:name="gr18" style:family="graphic" style:parent-style-name="standard">
      <style:graphic-properties draw:fill="solid" draw:fill-color="#fde9a9" draw:opacity="70%" draw:textarea-horizontal-align="justify" draw:textarea-vertical-align="middle" draw:auto-grow-height="false" fo:min-height="3.56cm" fo:min-width="14.74cm" draw:shadow-offset-x="0.203cm" draw:shadow-offset-y="0.203cm" draw:shadow-opacity="70%"/>
    </style:style>
    <style:style style:name="gr19" style:family="graphic" style:parent-style-name="standard">
      <style:graphic-properties draw:fill="solid" draw:fill-color="#fde9a9" draw:opacity="70%" draw:textarea-horizontal-align="justify" draw:textarea-vertical-align="middle" draw:auto-grow-height="false" fo:min-height="11.18cm" fo:min-width="3.31cm" draw:shadow-offset-x="0.203cm" draw:shadow-offset-y="0.203cm" draw:shadow-opacity="70%"/>
    </style:style>
    <style:style style:name="gr20" style:family="graphic" style:parent-style-name="standard">
      <style:graphic-properties draw:fill="solid" draw:fill-color="#fde9a9" draw:opacity="70%" draw:textarea-horizontal-align="justify" draw:textarea-vertical-align="middle" draw:auto-grow-height="false" fo:min-height="11.18cm" fo:min-width="4.58cm" draw:shadow-offset-x="0.203cm" draw:shadow-offset-y="0.203cm" draw:shadow-opacity="70%"/>
    </style:style>
    <style:style style:name="gr21" style:family="graphic" style:parent-style-name="standard">
      <style:graphic-properties draw:fill="solid" draw:fill-color="#fde9a9" draw:opacity="70%" draw:textarea-horizontal-align="justify" draw:textarea-vertical-align="middle" draw:auto-grow-height="false" fo:min-height="4.83cm" fo:min-width="5.85cm" draw:shadow-offset-x="0.203cm" draw:shadow-offset-y="0.203cm" draw:shadow-opacity="70%"/>
    </style:style>
    <style:style style:name="gr22" style:family="graphic" style:parent-style-name="standard">
      <style:graphic-properties draw:fill="solid" draw:fill-color="#fde9a9" draw:opacity="70%" draw:textarea-horizontal-align="justify" draw:textarea-vertical-align="middle" draw:auto-grow-height="false" fo:min-height="7.37cm" fo:min-width="4.58cm" draw:shadow-offset-x="0.203cm" draw:shadow-offset-y="0.203cm" draw:shadow-opacity="70%"/>
    </style:style>
    <style:style style:name="gr23" style:family="graphic" style:parent-style-name="objectwithoutfill">
      <style:graphic-properties draw:marker-end="Arrow" draw:marker-end-width="0.3cm" draw:fill="solid" draw:textarea-vertical-align="middle"/>
    </style:style>
    <style:style style:name="gr24" style:family="graphic" style:parent-style-name="objectwithoutfill">
      <style:graphic-properties draw:stroke="solid" svg:stroke-width="0.305cm" svg:stroke-color="#1c99e0" draw:marker-start-width="0.66cm" draw:marker-end="Arrow" draw:marker-end-width="0.762cm" draw:fill="solid" draw:textarea-vertical-align="middle" fo:padding-top="0.277cm" fo:padding-bottom="0.277cm" fo:padding-left="0.402cm" fo:padding-right="0.402cm"/>
    </style:style>
    <style:style style:name="gr25" style:family="graphic" style:parent-style-name="objectwithoutfill">
      <style:graphic-properties draw:stroke="dash" draw:stroke-dash="Fine_20_Dashed" svg:stroke-width="0.305cm" svg:stroke-color="#1c99e0" draw:marker-start-width="0.66cm" draw:marker-end="Arrow" draw:marker-end-width="0.762cm" draw:fill="solid" draw:textarea-vertical-align="middle" fo:padding-top="0.277cm" fo:padding-bottom="0.277cm" fo:padding-left="0.402cm" fo:padding-right="0.402cm"/>
    </style:style>
    <style:style style:name="gr26" style:family="graphic" style:parent-style-name="objectwithoutfill">
      <style:graphic-properties draw:stroke="solid" draw:stroke-dash="Ultrafine_20_Dashed" svg:stroke-width="0.102cm" svg:stroke-color="#fc5c00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P1" style:family="paragraph">
      <loext:graphic-properties draw:fill="solid"/>
      <style:paragraph-properties fo:margin-left="0cm" fo:margin-right="0.635cm" fo:text-align="center" fo:text-indent="0cm"/>
    </style:style>
    <style:style style:name="P2" style:family="paragraph">
      <loext:graphic-properties draw:fill="solid" draw:fill-color="#ffffff"/>
      <style:paragraph-properties fo:margin-left="0cm" fo:margin-right="0.635cm" fo:text-align="center" fo:text-indent="0cm"/>
    </style:style>
    <style:style style:name="P3" style:family="paragraph">
      <style:paragraph-properties fo:margin-left="0cm" fo:margin-right="0.635cm" fo:text-align="center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a0fc" draw:opacity="50%"/>
      <style:paragraph-properties fo:margin-left="0cm" fo:margin-right="0.635cm" fo:text-align="center" fo:text-indent="0cm"/>
    </style:style>
    <style:style style:name="P6" style:family="paragraph">
      <loext:graphic-properties draw:fill="solid" draw:fill-color="#fde9a9" draw:opacity="70%"/>
      <style:paragraph-properties fo:margin-left="0cm" fo:margin-right="0.635cm" fo:text-align="center" fo:text-indent="0cm"/>
    </style:style>
  </office:automatic-styles>
  <office:body>
    <office:drawing>
      <draw:page draw:name="page1" draw:style-name="dp1" draw:master-page-name="標準">
        <draw:g>
          <draw:g>
            <draw:line draw:style-name="gr1" draw:text-style-name="P1" draw:layer="layout" svg:x1="16.002cm" svg:y1="1.651cm" svg:x2="13.462cm" svg:y2="1.651cm">
              <text:p/>
            </draw:line>
            <draw:custom-shape draw:style-name="gr2" draw:text-style-name="P2" draw:layer="layout" svg:width="1.27cm" svg:height="1.27cm" svg:x="1.27cm" svg:y="1.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.54cm" svg:y="1.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3.81cm" svg:y="1.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5.08cm" svg:y="1.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6.35cm" svg:y="1.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7.62cm" svg:y="1.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8.89cm" svg:y="1.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0.16cm" svg:y="1.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1.43cm" svg:y="1.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2.7cm" svg:y="1.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3.97cm" svg:y="1.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5.24cm" svg:y="1.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6.51cm" svg:y="1.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7.78cm" svg:y="1.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9.05cm" svg:y="1.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0.32cm" svg:y="1.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1.59cm" svg:y="1.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2.86cm" svg:y="1.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4.13cm" svg:y="1.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5.4cm" svg:y="1.2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6.67cm" svg:y="1.27cm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1" draw:text-style-name="P1" draw:layer="layout" svg:x1="16.002cm" svg:y1="2.921cm" svg:x2="13.462cm" svg:y2="2.921cm">
              <text:p/>
            </draw:line>
            <draw:custom-shape draw:style-name="gr2" draw:text-style-name="P2" draw:layer="layout" svg:width="1.27cm" svg:height="1.27cm" svg:x="1.27cm" svg:y="2.5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.54cm" svg:y="2.5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3.81cm" svg:y="2.5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5.08cm" svg:y="2.5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6.35cm" svg:y="2.5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7.62cm" svg:y="2.5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8.89cm" svg:y="2.5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0.16cm" svg:y="2.5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1.43cm" svg:y="2.5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2.7cm" svg:y="2.5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3.97cm" svg:y="2.5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5.24cm" svg:y="2.5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6.51cm" svg:y="2.5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7.78cm" svg:y="2.5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9.05cm" svg:y="2.5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0.32cm" svg:y="2.5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1.59cm" svg:y="2.5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2.86cm" svg:y="2.5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4.13cm" svg:y="2.5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5.4cm" svg:y="2.5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6.67cm" svg:y="2.54cm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1" draw:text-style-name="P1" draw:layer="layout" svg:x1="16.002cm" svg:y1="4.191cm" svg:x2="13.462cm" svg:y2="4.191cm">
              <text:p/>
            </draw:line>
            <draw:custom-shape draw:style-name="gr2" draw:text-style-name="P2" draw:layer="layout" svg:width="1.27cm" svg:height="1.27cm" svg:x="1.27cm" svg:y="3.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.54cm" svg:y="3.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3.81cm" svg:y="3.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5.08cm" svg:y="3.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6.35cm" svg:y="3.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7.62cm" svg:y="3.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8.89cm" svg:y="3.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0.16cm" svg:y="3.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1.43cm" svg:y="3.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2.7cm" svg:y="3.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3.97cm" svg:y="3.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5.24cm" svg:y="3.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6.51cm" svg:y="3.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7.78cm" svg:y="3.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9.05cm" svg:y="3.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0.32cm" svg:y="3.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1.59cm" svg:y="3.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2.86cm" svg:y="3.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4.13cm" svg:y="3.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5.4cm" svg:y="3.8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6.67cm" svg:y="3.81cm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1" draw:text-style-name="P1" draw:layer="layout" svg:x1="16.002cm" svg:y1="5.461cm" svg:x2="13.462cm" svg:y2="5.461cm">
              <text:p/>
            </draw:line>
            <draw:custom-shape draw:style-name="gr2" draw:text-style-name="P2" draw:layer="layout" svg:width="1.27cm" svg:height="1.27cm" svg:x="1.27cm" svg:y="5.0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.54cm" svg:y="5.0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3.81cm" svg:y="5.0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5.08cm" svg:y="5.0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6.35cm" svg:y="5.0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7.62cm" svg:y="5.0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8.89cm" svg:y="5.0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0.16cm" svg:y="5.0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1.43cm" svg:y="5.0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2.7cm" svg:y="5.0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3.97cm" svg:y="5.0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5.24cm" svg:y="5.0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6.51cm" svg:y="5.0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7.78cm" svg:y="5.0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9.05cm" svg:y="5.0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0.32cm" svg:y="5.0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1.59cm" svg:y="5.0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2.86cm" svg:y="5.0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4.13cm" svg:y="5.0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5.4cm" svg:y="5.0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6.67cm" svg:y="5.08cm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1" draw:text-style-name="P1" draw:layer="layout" svg:x1="16.002cm" svg:y1="6.731cm" svg:x2="13.462cm" svg:y2="6.731cm">
              <text:p/>
            </draw:line>
            <draw:custom-shape draw:style-name="gr2" draw:text-style-name="P2" draw:layer="layout" svg:width="1.27cm" svg:height="1.27cm" svg:x="1.27cm" svg:y="6.3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.54cm" svg:y="6.3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3.81cm" svg:y="6.3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5.08cm" svg:y="6.3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6.35cm" svg:y="6.3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7.62cm" svg:y="6.3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8.89cm" svg:y="6.3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0.16cm" svg:y="6.3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1.43cm" svg:y="6.3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2.7cm" svg:y="6.3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3.97cm" svg:y="6.3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5.24cm" svg:y="6.3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6.51cm" svg:y="6.3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7.78cm" svg:y="6.3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9.05cm" svg:y="6.3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0.32cm" svg:y="6.3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1.59cm" svg:y="6.3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2.86cm" svg:y="6.3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4.13cm" svg:y="6.3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5.4cm" svg:y="6.3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6.67cm" svg:y="6.35cm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1" draw:text-style-name="P1" draw:layer="layout" svg:x1="16.002cm" svg:y1="8.001cm" svg:x2="13.462cm" svg:y2="8.001cm">
              <text:p/>
            </draw:line>
            <draw:custom-shape draw:style-name="gr2" draw:text-style-name="P2" draw:layer="layout" svg:width="1.27cm" svg:height="1.27cm" svg:x="1.27cm" svg:y="7.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.54cm" svg:y="7.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3.81cm" svg:y="7.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5.08cm" svg:y="7.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6.35cm" svg:y="7.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7.62cm" svg:y="7.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8.89cm" svg:y="7.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0.16cm" svg:y="7.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1.43cm" svg:y="7.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2.7cm" svg:y="7.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3.97cm" svg:y="7.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5.24cm" svg:y="7.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6.51cm" svg:y="7.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7.78cm" svg:y="7.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9.05cm" svg:y="7.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0.32cm" svg:y="7.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1.59cm" svg:y="7.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2.86cm" svg:y="7.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4.13cm" svg:y="7.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5.4cm" svg:y="7.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6.67cm" svg:y="7.62cm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1" draw:text-style-name="P1" draw:layer="layout" svg:x1="16.002cm" svg:y1="9.271cm" svg:x2="13.462cm" svg:y2="9.271cm">
              <text:p/>
            </draw:line>
            <draw:custom-shape draw:style-name="gr2" draw:text-style-name="P2" draw:layer="layout" svg:width="1.27cm" svg:height="1.27cm" svg:x="1.27cm" svg:y="8.8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.54cm" svg:y="8.8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3.81cm" svg:y="8.8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5.08cm" svg:y="8.8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6.35cm" svg:y="8.8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7.62cm" svg:y="8.8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8.89cm" svg:y="8.8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0.16cm" svg:y="8.8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1.43cm" svg:y="8.8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2.7cm" svg:y="8.8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3.97cm" svg:y="8.8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5.24cm" svg:y="8.8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6.51cm" svg:y="8.8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7.78cm" svg:y="8.8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9.05cm" svg:y="8.8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0.32cm" svg:y="8.8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1.59cm" svg:y="8.8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2.86cm" svg:y="8.8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4.13cm" svg:y="8.8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5.4cm" svg:y="8.8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6.67cm" svg:y="8.89cm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1" draw:text-style-name="P1" draw:layer="layout" svg:x1="16.002cm" svg:y1="10.541cm" svg:x2="13.462cm" svg:y2="10.541cm">
              <text:p/>
            </draw:line>
            <draw:custom-shape draw:style-name="gr2" draw:text-style-name="P2" draw:layer="layout" svg:width="1.27cm" svg:height="1.27cm" svg:x="1.27cm" svg:y="10.1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.54cm" svg:y="10.1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3.81cm" svg:y="10.1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5.08cm" svg:y="10.1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6.35cm" svg:y="10.1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7.62cm" svg:y="10.1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8.89cm" svg:y="10.1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0.16cm" svg:y="10.1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1.43cm" svg:y="10.1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2.7cm" svg:y="10.1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3.97cm" svg:y="10.1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5.24cm" svg:y="10.1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6.51cm" svg:y="10.1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7.78cm" svg:y="10.1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9.05cm" svg:y="10.1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0.32cm" svg:y="10.1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1.59cm" svg:y="10.1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2.86cm" svg:y="10.1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4.13cm" svg:y="10.1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5.4cm" svg:y="10.1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6.67cm" svg:y="10.16cm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1" draw:text-style-name="P1" draw:layer="layout" svg:x1="16.002cm" svg:y1="11.811cm" svg:x2="13.462cm" svg:y2="11.811cm">
              <text:p/>
            </draw:line>
            <draw:custom-shape draw:style-name="gr2" draw:text-style-name="P2" draw:layer="layout" svg:width="1.27cm" svg:height="1.27cm" svg:x="1.27cm" svg:y="11.4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.54cm" svg:y="11.4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3.81cm" svg:y="11.4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5.08cm" svg:y="11.4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6.35cm" svg:y="11.4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7.62cm" svg:y="11.4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8.89cm" svg:y="11.4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0.16cm" svg:y="11.4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1.43cm" svg:y="11.4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2.7cm" svg:y="11.4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3.97cm" svg:y="11.4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5.24cm" svg:y="11.4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6.51cm" svg:y="11.4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7.78cm" svg:y="11.4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9.05cm" svg:y="11.4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0.32cm" svg:y="11.4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1.59cm" svg:y="11.4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2.86cm" svg:y="11.4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4.13cm" svg:y="11.4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5.4cm" svg:y="11.4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6.67cm" svg:y="11.43cm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1" draw:text-style-name="P1" draw:layer="layout" svg:x1="16.002cm" svg:y1="13.081cm" svg:x2="13.462cm" svg:y2="13.081cm">
              <text:p/>
            </draw:line>
            <draw:custom-shape draw:style-name="gr2" draw:text-style-name="P2" draw:layer="layout" svg:width="1.27cm" svg:height="1.27cm" svg:x="1.27cm" svg:y="12.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.54cm" svg:y="12.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3.81cm" svg:y="12.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5.08cm" svg:y="12.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6.35cm" svg:y="12.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7.62cm" svg:y="12.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8.89cm" svg:y="12.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0.16cm" svg:y="12.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1.43cm" svg:y="12.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2.7cm" svg:y="12.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3.97cm" svg:y="12.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5.24cm" svg:y="12.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6.51cm" svg:y="12.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7.78cm" svg:y="12.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9.05cm" svg:y="12.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0.32cm" svg:y="12.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1.59cm" svg:y="12.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2.86cm" svg:y="12.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4.13cm" svg:y="12.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5.4cm" svg:y="12.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6.67cm" svg:y="12.7cm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1" draw:text-style-name="P1" draw:layer="layout" svg:x1="16.002cm" svg:y1="14.351cm" svg:x2="13.462cm" svg:y2="14.351cm">
              <text:p/>
            </draw:line>
            <draw:custom-shape draw:style-name="gr2" draw:text-style-name="P2" draw:layer="layout" svg:width="1.27cm" svg:height="1.27cm" svg:x="1.27cm" svg:y="13.9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.54cm" svg:y="13.9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3.81cm" svg:y="13.9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5.08cm" svg:y="13.9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6.35cm" svg:y="13.9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7.62cm" svg:y="13.9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8.89cm" svg:y="13.9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0.16cm" svg:y="13.9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1.43cm" svg:y="13.9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2.7cm" svg:y="13.9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3.97cm" svg:y="13.9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5.24cm" svg:y="13.9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6.51cm" svg:y="13.9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7.78cm" svg:y="13.9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9.05cm" svg:y="13.9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0.32cm" svg:y="13.9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1.59cm" svg:y="13.9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2.86cm" svg:y="13.9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4.13cm" svg:y="13.9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5.4cm" svg:y="13.9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6.67cm" svg:y="13.97cm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1" draw:text-style-name="P1" draw:layer="layout" svg:x1="16.002cm" svg:y1="15.621cm" svg:x2="13.462cm" svg:y2="15.621cm">
              <text:p/>
            </draw:line>
            <draw:custom-shape draw:style-name="gr2" draw:text-style-name="P2" draw:layer="layout" svg:width="1.27cm" svg:height="1.27cm" svg:x="1.27cm" svg:y="15.2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.54cm" svg:y="15.2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3.81cm" svg:y="15.2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5.08cm" svg:y="15.2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6.35cm" svg:y="15.2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7.62cm" svg:y="15.2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8.89cm" svg:y="15.2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0.16cm" svg:y="15.2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1.43cm" svg:y="15.2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2.7cm" svg:y="15.2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3.97cm" svg:y="15.2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5.24cm" svg:y="15.2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6.51cm" svg:y="15.2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7.78cm" svg:y="15.2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9.05cm" svg:y="15.2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0.32cm" svg:y="15.2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1.59cm" svg:y="15.2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2.86cm" svg:y="15.2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4.13cm" svg:y="15.2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5.4cm" svg:y="15.2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6.67cm" svg:y="15.24cm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1" draw:text-style-name="P1" draw:layer="layout" svg:x1="16.002cm" svg:y1="16.891cm" svg:x2="13.462cm" svg:y2="16.891cm">
              <text:p/>
            </draw:line>
            <draw:custom-shape draw:style-name="gr2" draw:text-style-name="P2" draw:layer="layout" svg:width="1.27cm" svg:height="1.27cm" svg:x="1.27cm" svg:y="16.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.54cm" svg:y="16.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3.81cm" svg:y="16.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5.08cm" svg:y="16.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6.35cm" svg:y="16.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7.62cm" svg:y="16.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8.89cm" svg:y="16.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0.16cm" svg:y="16.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1.43cm" svg:y="16.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2.7cm" svg:y="16.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3.97cm" svg:y="16.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5.24cm" svg:y="16.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6.51cm" svg:y="16.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7.78cm" svg:y="16.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9.05cm" svg:y="16.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0.32cm" svg:y="16.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1.59cm" svg:y="16.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2.86cm" svg:y="16.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4.13cm" svg:y="16.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5.4cm" svg:y="16.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6.67cm" svg:y="16.51cm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1" draw:text-style-name="P1" draw:layer="layout" svg:x1="16.002cm" svg:y1="18.161cm" svg:x2="13.462cm" svg:y2="18.161cm">
              <text:p/>
            </draw:line>
            <draw:custom-shape draw:style-name="gr2" draw:text-style-name="P2" draw:layer="layout" svg:width="1.27cm" svg:height="1.27cm" svg:x="1.27cm" svg:y="17.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.54cm" svg:y="17.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3.81cm" svg:y="17.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5.08cm" svg:y="17.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6.35cm" svg:y="17.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7.62cm" svg:y="17.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8.89cm" svg:y="17.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0.16cm" svg:y="17.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1.43cm" svg:y="17.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2.7cm" svg:y="17.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3.97cm" svg:y="17.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5.24cm" svg:y="17.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6.51cm" svg:y="17.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7.78cm" svg:y="17.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9.05cm" svg:y="17.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0.32cm" svg:y="17.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1.59cm" svg:y="17.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2.86cm" svg:y="17.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4.13cm" svg:y="17.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5.4cm" svg:y="17.7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6.67cm" svg:y="17.78cm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1" draw:text-style-name="P1" draw:layer="layout" svg:x1="16.002cm" svg:y1="19.431cm" svg:x2="13.462cm" svg:y2="19.431cm">
              <text:p/>
            </draw:line>
            <draw:custom-shape draw:style-name="gr2" draw:text-style-name="P2" draw:layer="layout" svg:width="1.27cm" svg:height="1.27cm" svg:x="1.27cm" svg:y="19.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.54cm" svg:y="19.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3.81cm" svg:y="19.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5.08cm" svg:y="19.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6.35cm" svg:y="19.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7.62cm" svg:y="19.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8.89cm" svg:y="19.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0.16cm" svg:y="19.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1.43cm" svg:y="19.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2.7cm" svg:y="19.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3.97cm" svg:y="19.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5.24cm" svg:y="19.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6.51cm" svg:y="19.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7.78cm" svg:y="19.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9.05cm" svg:y="19.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0.32cm" svg:y="19.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1.59cm" svg:y="19.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2.86cm" svg:y="19.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4.13cm" svg:y="19.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5.4cm" svg:y="19.0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6.67cm" svg:y="19.05cm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1" draw:text-style-name="P1" draw:layer="layout" svg:x1="16.002cm" svg:y1="20.701cm" svg:x2="13.462cm" svg:y2="20.701cm">
              <text:p/>
            </draw:line>
            <draw:custom-shape draw:style-name="gr2" draw:text-style-name="P2" draw:layer="layout" svg:width="1.27cm" svg:height="1.27cm" svg:x="1.27cm" svg:y="20.3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.54cm" svg:y="20.3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3.81cm" svg:y="20.3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5.08cm" svg:y="20.3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6.35cm" svg:y="20.3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7.62cm" svg:y="20.3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8.89cm" svg:y="20.3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0.16cm" svg:y="20.3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1.43cm" svg:y="20.3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2.7cm" svg:y="20.3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3.97cm" svg:y="20.3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5.24cm" svg:y="20.3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6.51cm" svg:y="20.3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7.78cm" svg:y="20.3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9.05cm" svg:y="20.3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0.32cm" svg:y="20.3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1.59cm" svg:y="20.3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2.86cm" svg:y="20.3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4.13cm" svg:y="20.3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5.4cm" svg:y="20.3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6.67cm" svg:y="20.32cm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1" draw:text-style-name="P1" draw:layer="layout" svg:x1="16.002cm" svg:y1="21.971cm" svg:x2="13.462cm" svg:y2="21.971cm">
              <text:p/>
            </draw:line>
            <draw:custom-shape draw:style-name="gr2" draw:text-style-name="P2" draw:layer="layout" svg:width="1.27cm" svg:height="1.27cm" svg:x="1.27cm" svg:y="21.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.54cm" svg:y="21.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3.81cm" svg:y="21.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5.08cm" svg:y="21.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6.35cm" svg:y="21.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7.62cm" svg:y="21.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8.89cm" svg:y="21.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0.16cm" svg:y="21.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1.43cm" svg:y="21.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2.7cm" svg:y="21.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3.97cm" svg:y="21.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5.24cm" svg:y="21.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6.51cm" svg:y="21.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7.78cm" svg:y="21.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9.05cm" svg:y="21.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0.32cm" svg:y="21.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1.59cm" svg:y="21.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2.86cm" svg:y="21.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4.13cm" svg:y="21.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5.4cm" svg:y="21.5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6.67cm" svg:y="21.59cm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1" draw:text-style-name="P1" draw:layer="layout" svg:x1="16.002cm" svg:y1="23.241cm" svg:x2="13.462cm" svg:y2="23.241cm">
              <text:p/>
            </draw:line>
            <draw:custom-shape draw:style-name="gr2" draw:text-style-name="P2" draw:layer="layout" svg:width="1.27cm" svg:height="1.27cm" svg:x="1.27cm" svg:y="22.8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.54cm" svg:y="22.8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3.81cm" svg:y="22.8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5.08cm" svg:y="22.8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6.35cm" svg:y="22.8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7.62cm" svg:y="22.8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8.89cm" svg:y="22.8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0.16cm" svg:y="22.8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1.43cm" svg:y="22.8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2.7cm" svg:y="22.8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3.97cm" svg:y="22.8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5.24cm" svg:y="22.8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6.51cm" svg:y="22.8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7.78cm" svg:y="22.8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9.05cm" svg:y="22.8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0.32cm" svg:y="22.8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1.59cm" svg:y="22.8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2.86cm" svg:y="22.8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4.13cm" svg:y="22.8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5.4cm" svg:y="22.8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6.67cm" svg:y="22.86cm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1" draw:text-style-name="P1" draw:layer="layout" svg:x1="16.002cm" svg:y1="24.511cm" svg:x2="13.462cm" svg:y2="24.511cm">
              <text:p/>
            </draw:line>
            <draw:custom-shape draw:style-name="gr2" draw:text-style-name="P2" draw:layer="layout" svg:width="1.27cm" svg:height="1.27cm" svg:x="1.27cm" svg:y="24.1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.54cm" svg:y="24.1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3.81cm" svg:y="24.1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5.08cm" svg:y="24.1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6.35cm" svg:y="24.1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7.62cm" svg:y="24.1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8.89cm" svg:y="24.1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0.16cm" svg:y="24.1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1.43cm" svg:y="24.1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2.7cm" svg:y="24.1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3.97cm" svg:y="24.1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5.24cm" svg:y="24.1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6.51cm" svg:y="24.1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7.78cm" svg:y="24.1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9.05cm" svg:y="24.1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0.32cm" svg:y="24.1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1.59cm" svg:y="24.1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2.86cm" svg:y="24.1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4.13cm" svg:y="24.1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5.4cm" svg:y="24.1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6.67cm" svg:y="24.13cm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1" draw:text-style-name="P1" draw:layer="layout" svg:x1="16.002cm" svg:y1="25.781cm" svg:x2="13.462cm" svg:y2="25.781cm">
              <text:p/>
            </draw:line>
            <draw:custom-shape draw:style-name="gr2" draw:text-style-name="P2" draw:layer="layout" svg:width="1.27cm" svg:height="1.27cm" svg:x="1.27cm" svg:y="25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.54cm" svg:y="25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3.81cm" svg:y="25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5.08cm" svg:y="25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6.35cm" svg:y="25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7.62cm" svg:y="25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8.89cm" svg:y="25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0.16cm" svg:y="25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1.43cm" svg:y="25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2.7cm" svg:y="25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3.97cm" svg:y="25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5.24cm" svg:y="25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6.51cm" svg:y="25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7.78cm" svg:y="25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9.05cm" svg:y="25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0.32cm" svg:y="25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1.59cm" svg:y="25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2.86cm" svg:y="25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4.13cm" svg:y="25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5.4cm" svg:y="25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6.67cm" svg:y="25.4cm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1" draw:text-style-name="P1" draw:layer="layout" svg:x1="16.002cm" svg:y1="27.051cm" svg:x2="13.462cm" svg:y2="27.051cm">
              <text:p/>
            </draw:line>
            <draw:custom-shape draw:style-name="gr2" draw:text-style-name="P2" draw:layer="layout" svg:width="1.27cm" svg:height="1.27cm" svg:x="1.27cm" svg:y="26.6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.54cm" svg:y="26.6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3.81cm" svg:y="26.6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5.08cm" svg:y="26.6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6.35cm" svg:y="26.6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7.62cm" svg:y="26.6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8.89cm" svg:y="26.6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0.16cm" svg:y="26.6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1.43cm" svg:y="26.6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2.7cm" svg:y="26.6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3.97cm" svg:y="26.6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5.24cm" svg:y="26.6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6.51cm" svg:y="26.6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7.78cm" svg:y="26.6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19.05cm" svg:y="26.6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0.32cm" svg:y="26.6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1.59cm" svg:y="26.6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2.86cm" svg:y="26.6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4.13cm" svg:y="26.6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5.4cm" svg:y="26.6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27cm" svg:height="1.27cm" svg:x="26.67cm" svg:y="26.67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3" draw:text-style-name="P3" draw:layer="layout" svg:width="1.27cm" svg:height="8.89cm" svg:x="1.27cm" svg:y="1.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8.89cm" svg:height="1.268cm" svg:x="1.27cm" svg:y="1.272cm">
            <draw:image xlink:href="Pictures/1000000000000030000001502232F2C425334398.png" xlink:type="simple" xlink:show="embed" xlink:actuate="onLoad" loext:mime-type="image/png">
              <text:p/>
            </draw:image>
          </draw:frame>
          <draw:frame draw:style-name="gr4" draw:text-style-name="P4" draw:layer="layout" svg:width="8.89cm" svg:height="1.268cm" svg:x="1.27cm" svg:y="8.892cm">
            <draw:image xlink:href="Pictures/1000000000000030000001502232F2C425334398.png" xlink:type="simple" xlink:show="embed" xlink:actuate="onLoad" loext:mime-type="image/png">
              <text:p/>
            </draw:image>
          </draw:frame>
          <draw:custom-shape draw:style-name="gr3" draw:text-style-name="P3" draw:layer="layout" svg:width="1.27cm" svg:height="8.89cm" svg:x="8.89cm" svg:y="1.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3.81cm" svg:height="3.81cm" svg:x="3.81cm" svg:y="3.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3" draw:layer="layout" svg:width="1.27cm" svg:height="8.89cm" svg:x="1.27cm" svg:y="19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8.89cm" svg:height="1.268cm" svg:x="1.27cm" svg:y="19.052cm">
            <draw:image xlink:href="Pictures/1000000000000030000001502232F2C425334398.png" xlink:type="simple" xlink:show="embed" xlink:actuate="onLoad" loext:mime-type="image/png">
              <text:p/>
            </draw:image>
          </draw:frame>
          <draw:frame draw:style-name="gr4" draw:text-style-name="P4" draw:layer="layout" svg:width="8.89cm" svg:height="1.268cm" svg:x="1.27cm" svg:y="26.672cm">
            <draw:image xlink:href="Pictures/1000000000000030000001502232F2C425334398.png" xlink:type="simple" xlink:show="embed" xlink:actuate="onLoad" loext:mime-type="image/png">
              <text:p/>
            </draw:image>
          </draw:frame>
          <draw:custom-shape draw:style-name="gr3" draw:text-style-name="P3" draw:layer="layout" svg:width="1.27cm" svg:height="8.89cm" svg:x="8.89cm" svg:y="19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3.81cm" svg:height="3.81cm" svg:x="3.81cm" svg:y="21.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3" draw:layer="layout" svg:width="1.27cm" svg:height="8.89cm" svg:x="19.0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8.89cm" svg:height="1.268cm" svg:x="19.05cm" svg:y="8.892cm">
          <draw:image xlink:href="Pictures/1000000000000030000001502232F2C425334398.png" xlink:type="simple" xlink:show="embed" xlink:actuate="onLoad" loext:mime-type="image/png">
            <text:p/>
          </draw:image>
        </draw:frame>
        <draw:custom-shape draw:style-name="gr3" draw:text-style-name="P3" draw:layer="layout" svg:width="1.27cm" svg:height="8.89cm" svg:x="26.67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81cm" svg:height="3.81cm" svg:x="21.59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27cm" svg:height="1.27cm" svg:x="19.05cm" svg:y="19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.27cm" svg:height="6.35cm" svg:x="16.51cm" svg:y="16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.27cm" svg:height="6.35cm" svg:x="21.59cm" svg:y="16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4.699cm" svg:height="1.27cm" svg:x="17.526cm" svg:y="16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4.699cm" svg:height="1.27cm" svg:x="17.272cm" svg:y="21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27cm" svg:height="1.27cm" svg:x="11.43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27cm" svg:height="1.27cm" svg:x="13.97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27cm" svg:height="1.27cm" svg:x="16.51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27cm" svg:height="1.27cm" svg:x="8.89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27cm" svg:height="1.27cm" svg:x="8.89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27cm" svg:height="1.27cm" svg:x="8.89cm" svg:y="16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27cm" svg:height="1.27cm" svg:x="11.43cm" svg:y="17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7.62cm" svg:height="1.27cm" svg:x="1.27cm" svg:y="11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27cm" svg:height="7.62cm" svg:x="11.43cm" svg:y="1.27cm">
          <text:p text:style-name="P3"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27cm" svg:height="1.27cm" svg:x="11.43cm" svg:y="10.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5" draw:layer="layout" svg:width="2.54cm" svg:height="1.27cm" svg:x="10.16cm" svg:y="11.4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5" draw:layer="layout" svg:width="10.16cm" svg:height="1.27cm" svg:x="17.78cm" svg:y="11.4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27cm" svg:height="8.89cm" svg:x="11.43cm" svg:y="19.0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7.62cm" svg:height="5.08cm" svg:x="1.27cm" svg:y="12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54cm" svg:height="5.08cm" svg:x="10.16cm" svg:y="12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08cm" svg:height="2.54cm" svg:x="12.7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15.24cm" svg:height="3.81cm" svg:x="12.7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3.81cm" svg:height="11.43cm" svg:x="12.7cm" svg:y="16.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5.08cm" svg:height="11.43cm" svg:x="22.86cm" svg:y="16.5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6.35cm" svg:height="5.08cm" svg:x="16.51cm" svg:y="22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5.08cm" svg:height="7.62cm" svg:x="12.7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1" draw:layer="layout" svg:x1="27.432cm" svg:y1="27.432cm" svg:x2="27.432cm" svg:y2="20.828cm">
          <text:p/>
        </draw:line>
        <draw:line draw:style-name="gr24" draw:text-style-name="P1" draw:layer="layout" svg:x1="14.732cm" svg:y1="1.778cm" svg:x2="14.732cm" svg:y2="27.592cm">
          <text:p/>
        </draw:line>
        <draw:line draw:style-name="gr24" draw:text-style-name="P1" draw:layer="layout" svg:x1="17.272cm" svg:y1="27.542cm" svg:x2="17.272cm" svg:y2="1.778cm">
          <text:p/>
        </draw:line>
        <draw:line draw:style-name="gr1" draw:text-style-name="P1" draw:layer="layout" svg:x1="14.732cm" svg:y1="27.719cm" svg:x2="12.192cm" svg:y2="27.719cm">
          <text:p/>
        </draw:line>
        <draw:g>
          <draw:line draw:style-name="gr24" draw:text-style-name="P1" draw:layer="layout" svg:x1="19.812cm" svg:y1="13.495cm" svg:x2="19.812cm" svg:y2="27.719cm">
            <text:p/>
          </draw:line>
          <draw:line draw:style-name="gr24" draw:text-style-name="P1" draw:layer="layout" svg:x1="22.352cm" svg:y1="27.669cm" svg:x2="22.352cm" svg:y2="13.445cm">
            <text:p/>
          </draw:line>
          <draw:line draw:style-name="gr1" draw:text-style-name="P1" draw:layer="layout" svg:x1="22.352cm" svg:y1="13.335cm" svg:x2="19.812cm" svg:y2="13.335cm">
            <text:p/>
          </draw:line>
          <draw:line draw:style-name="gr1" draw:text-style-name="P1" draw:layer="layout" svg:x1="19.812cm" svg:y1="27.846cm" svg:x2="17.272cm" svg:y2="27.846cm">
            <text:p/>
          </draw:line>
        </draw:g>
        <draw:line draw:style-name="gr24" draw:text-style-name="P1" draw:layer="layout" svg:x1="25.019cm" svg:y1="13.335cm" svg:x2="25.019cm" svg:y2="27.559cm">
          <text:p/>
        </draw:line>
        <draw:line draw:style-name="gr24" draw:text-style-name="P1" draw:layer="layout" svg:x1="27.559cm" svg:y1="27.509cm" svg:x2="27.559cm" svg:y2="13.285cm">
          <text:p/>
        </draw:line>
        <draw:line draw:style-name="gr1" draw:text-style-name="P1" draw:layer="layout" svg:x1="27.559cm" svg:y1="13.175cm" svg:x2="25.019cm" svg:y2="13.175cm">
          <text:p/>
        </draw:line>
        <draw:line draw:style-name="gr1" draw:text-style-name="P1" draw:layer="layout" svg:x1="25.019cm" svg:y1="27.686cm" svg:x2="22.479cm" svg:y2="27.686cm">
          <text:p/>
        </draw:line>
        <draw:line draw:style-name="gr24" draw:text-style-name="P1" draw:layer="layout" svg:x1="9.525cm" svg:y1="13.368cm" svg:x2="9.525cm" svg:y2="17.272cm">
          <text:p/>
        </draw:line>
        <draw:line draw:style-name="gr24" draw:text-style-name="P1" draw:layer="layout" svg:x1="12.065cm" svg:y1="17.272cm" svg:x2="12.065cm" svg:y2="13.318cm">
          <text:p/>
        </draw:line>
        <draw:line draw:style-name="gr1" draw:text-style-name="P1" draw:layer="layout" svg:x1="12.065cm" svg:y1="13.208cm" svg:x2="9.525cm" svg:y2="13.208cm">
          <text:p/>
        </draw:line>
        <draw:line draw:style-name="gr1" draw:text-style-name="P1" draw:layer="layout" svg:x1="9.525cm" svg:y1="17.399cm" svg:x2="6.985cm" svg:y2="17.399cm">
          <text:p/>
        </draw:line>
        <draw:line draw:style-name="gr25" draw:text-style-name="P1" draw:layer="layout" svg:x1="12.065cm" svg:y1="27.559cm" svg:x2="12.065cm" svg:y2="17.399cm">
          <text:p/>
        </draw:line>
        <draw:line draw:style-name="gr24" draw:text-style-name="P1" draw:layer="layout" svg:x1="4.445cm" svg:y1="13.369cm" svg:x2="4.445cm" svg:y2="17.273cm">
          <text:p/>
        </draw:line>
        <draw:line draw:style-name="gr24" draw:text-style-name="P1" draw:layer="layout" svg:x1="6.985cm" svg:y1="17.273cm" svg:x2="6.985cm" svg:y2="13.319cm">
          <text:p/>
        </draw:line>
        <draw:line draw:style-name="gr1" draw:text-style-name="P1" draw:layer="layout" svg:x1="6.985cm" svg:y1="13.209cm" svg:x2="4.445cm" svg:y2="13.209cm">
          <text:p/>
        </draw:line>
        <draw:line draw:style-name="gr1" draw:text-style-name="P1" draw:layer="layout" svg:x1="4.572cm" svg:y1="17.399cm" svg:x2="2.032cm" svg:y2="17.399cm">
          <text:p/>
        </draw:line>
        <draw:line draw:style-name="gr24" draw:text-style-name="P1" draw:layer="layout" svg:x1="2.032cm" svg:y1="17.273cm" svg:x2="2.032cm" svg:y2="13.319cm">
          <text:p/>
        </draw:line>
        <draw:line draw:style-name="gr26" draw:text-style-name="P1" draw:layer="layout" svg:x1="27.432cm" svg:y1="27.432cm" svg:x2="26.035cm" svg:y2="27.432cm">
          <text:p/>
        </draw:line>
        <draw:line draw:style-name="gr26" draw:text-style-name="P1" draw:layer="layout" svg:x1="27.432cm" svg:y1="26.162cm" svg:x2="26.035cm" svg:y2="26.162cm">
          <text:p/>
        </draw:line>
        <draw:line draw:style-name="gr26" draw:text-style-name="P1" draw:layer="layout" svg:x1="27.432cm" svg:y1="24.765cm" svg:x2="26.035cm" svg:y2="24.765cm">
          <text:p/>
        </draw:line>
        <draw:line draw:style-name="gr26" draw:text-style-name="P1" draw:layer="layout" svg:x1="27.432cm" svg:y1="23.495cm" svg:x2="26.035cm" svg:y2="23.495cm">
          <text:p/>
        </draw:line>
        <draw:frame draw:style-name="gr4" draw:text-style-name="P4" draw:layer="layout" svg:width="8.89cm" svg:height="1.268cm" svg:x="19.05cm" svg:y="1.272cm">
          <draw:image xlink:href="Pictures/1000000000000030000001502232F2C425334398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203%" draw:distance="12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000000" draw:marker-start-width="0.2cm" draw:marker-start-center="false" draw:marker-end-width="0.2cm" draw:marker-end-center="false" draw:fill="solid" draw:fill-color="#000000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9.21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1T13:07:09.823736708</meta:creation-date>
    <dc:date>2019-12-11T14:04:32.989504837</dc:date>
    <meta:editing-duration>PT2M27S</meta:editing-duration>
    <meta:editing-cycles>2</meta:editing-cycles>
    <meta:generator>LibreOffice/6.3.3.2$Linux_X86_64 LibreOffice_project/30$Build-2</meta:generator>
    <meta:document-statistic meta:object-count="554"/>
  </office:meta>
</office:document-meta>
</file>